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6.7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24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2pt" style:font-size-asian="12pt" style:font-size-complex="12pt"/>
    </style:style>
  </office:automatic-styles>
  <office:body>
    <office:spreadsheet>
      <table:calculation-settings table:automatic-find-labels="false"/>
      <table:table table:name="mesh_O" table:style-name="ta1">
        <table:table-column table:style-name="co1" table:default-cell-style-name="ce18"/>
        <table:table-column table:style-name="co2" table:number-columns-repeated="2" table:default-cell-style-name="ce20"/>
        <table:table-column table:style-name="co2" table:number-columns-repeated="2" table:default-cell-style-name="ce22"/>
        <table:table-column table:style-name="co2" table:default-cell-style-name="ce24"/>
        <table:table-column table:style-name="co3" table:default-cell-style-name="Default"/>
        <table:table-row table:style-name="ro1">
          <table:table-cell table:style-name="ce17" office:value-type="string" calcext:value-type="string">
            <text:p>DENSIDAD</text:p>
          </table:table-cell>
          <table:table-cell table:style-name="ce19" office:value-type="string" calcext:value-type="string">
            <text:p>aa</text:p>
          </table:table-cell>
          <table:table-cell table:style-name="ce19" office:value-type="string" calcext:value-type="string">
            <text:p>cc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c</text:p>
          </table:table-cell>
          <table:table-cell table:style-name="ce23" office:value-type="string" calcext:value-type="string">
            <text:p>omega</text:p>
          </table:table-cell>
          <table:table-cell/>
        </table:table-row>
        <table:table-row table:style-name="ro2">
          <table:table-cell office:value-type="string" calcext:value-type="string">
            <text:p>25 x 17</text:p>
          </table:table-cell>
          <table:table-cell office:value-type="float" office:value="13.5" calcext:value-type="float">
            <text:p>13.5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2">
          <table:table-cell office:value-type="string" calcext:value-type="string">
            <text:p>51 x 31</text:p>
          </table:table-cell>
          <table:table-cell office:value-type="float" office:value="7.6" calcext:value-type="float">
            <text:p>7.6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105 x 50</text:p>
          </table:table-cell>
          <table:table-cell office:value-type="float" office:value="8.7" calcext:value-type="float">
            <text:p>8.7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2" table:number-rows-repeated="1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esh_C" table:style-name="ta1">
        <table:table-column table:style-name="co1" table:default-cell-style-name="ce18"/>
        <table:table-column table:style-name="co2" table:number-columns-repeated="2" table:default-cell-style-name="ce20"/>
        <table:table-column table:style-name="co2" table:number-columns-repeated="2" table:default-cell-style-name="ce22"/>
        <table:table-column table:style-name="co2" table:default-cell-style-name="ce24"/>
        <table:table-row table:style-name="ro1">
          <table:table-cell table:style-name="ce17" office:value-type="string" calcext:value-type="string">
            <text:p>DENSIDAD</text:p>
          </table:table-cell>
          <table:table-cell table:style-name="ce19" office:value-type="string" calcext:value-type="string">
            <text:p>aa</text:p>
          </table:table-cell>
          <table:table-cell table:style-name="ce19" office:value-type="string" calcext:value-type="string">
            <text:p>cc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c</text:p>
          </table:table-cell>
          <table:table-cell table:style-name="ce23" office:value-type="string" calcext:value-type="string">
            <text:p>omega</text:p>
          </table:table-cell>
        </table:table-row>
        <table:table-row table:style-name="ro2">
          <table:table-cell office:value-type="string" calcext:value-type="string">
            <text:p>47 [27] x 21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127 [73] x 70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33 [19] X 17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1.7" calcext:value-type="float">
            <text:p>1.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15 X 14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25 X 17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81 x 17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121 x 45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14:14:38.388561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8:36:55.018035560</meta:creation-date>
    <dc:date>2019-06-11T15:17:47.975597920</dc:date>
    <meta:editing-duration>PT11H27M53S</meta:editing-duration>
    <meta:editing-cycles>24</meta:editing-cycles>
    <meta:generator>LibreOffice/6.0.7.3$Linux_X86_64 LibreOffice_project/00m0$Build-3</meta:generator>
    <meta:document-statistic meta:table-count="2" meta:cell-count="56" meta:object-count="0"/>
  </office:meta>
</office:document-meta>
</file>